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>
        <style:tab-stops>
          <style:tab-stop style:position="10.213cm"/>
        </style:tab-stops>
      </style:paragraph-properties>
      <style:text-properties fo:font-variant="normal" fo:text-transform="none" fo:color="#373a3c" style:font-name="apple-system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e un archivo comprimido, recuerda hacer un análisis previo y poner comentarios, en ellos un pequeño algoritmo, las variables que vas a usar, su propósito, su tipo... </text:p>
      <text:p text:style-name="P1"/>
      <text:p text:style-name="P1">1. Escribir un programa que pregunte al usuario su nombre, y luego lo salude.</text:p>
      <text:p text:style-name="P1">2. Calcular el perí­metro y área de un rectángulo dada su base y su altura.</text:p>
      <text:p text:style-name="P1">3. Dados los catetos de un triángulo rectángulo, calcular su hipotenusa.</text:p>
      <text:p text:style-name="P1">4. Dados dos números, mostrar la suma, resta, división y multiplicación de ambos.</text:p>
      <text:p text:style-name="P1">5. Escribir un programa que convierta un valor dado en grados Fahrenheit a grados Celsius.</text:p>
      <text:p text:style-name="P2">6. Calcular la media de tres números pedidos por teclado.</text:p>
      <text:p text:style-name="P1">7. Realiza un programa que reciba una cantidad de minutos y muestre por pantalla a cuantas horas y minutos corresponde.</text:p>
      <text:p text:style-name="P1">8. Un vendedor recibe un sueldo base mas un 10% extra por comisión de sus ventas, el vendedor desea saber cuanto dinero obtendrá por concepto de comisiones por las tres ventas que realiza en el mes y el total que recibirá en el mes tomando en cuenta su sueldo base y comisiones.</text:p>
      <text:p text:style-name="P1">9. Una tienda ofrece un descuento del 15% sobre el total de la compra y un cliente desea saber cuanto deberá pagar finalmente por su compra.</text:p>
      <text:p text:style-name="P1">10. Un alumno desea saber cual será su calificación final en la materia de Algoritmos. Dicha calificación se compone de los siguientes porcentajes:</text:p>
      <text:p text:style-name="P1">* 55% del promedio de sus tres calificaciones parciales.</text:p>
      <text:p text:style-name="P1">* 30% de la calificación del examen final.</text:p>
      <text:p text:style-name="P1">* 15% de la calificación de un trabajo final.</text:p>
      <text:p text:style-name="P1">11. Pide al usuario dos números y muestra la "distancia" entre ellos (el valor absoluto de su diferencia, de modo que el resultado sea siempre positivo).</text:p>
      <text:p text:style-name="P1">12. Pide al usuario dos pares de números x1,y2 y x2,y2, que representen dos puntos en el plano. Calcula y muestra la distancia entre ellos.</text:p>
      <text:p text:style-name="P1">13. Realizar un algoritmos que lea un número y que muestre su raíz cuadrada y su raíz cúbica. Python no tiene ninguna función predefinida que permita calcular la raíz cúbica, ¿cómo se puede calcular?</text:p>
      <text:p text:style-name="P1">14. Dado un número de dos cifras, diseñe un algoritmo que permita obtener el número invertido.</text:p>
      <text:p text:style-name="P1">15. Dadas dos variables numéricas A y B, que el usuario debe teclear, se pide realizar un algoritmo que intercambie los valores de ambas variables y muestre cuanto valen al final las dos variables.</text:p>
      <text:p text:style-name="P1">16. Dos vehículos viajan a diferentes velocidades (v1 y v2) y están distanciados por una distancia d. El que está detrás viaja a una velocidad mayor. Se pide hacer un algoritmo para ingresar la distancia entre los dos vehículos (km) y sus respectivas velocidades (km/h) y con esto determinar y mostrar en que tiempo (minutos) alcanzará el vehículo más rápido al otro.</text:p>
      <text:p text:style-name="P1">17. Un ciclista parte de una ciudad A a las HH horas, MM minutos y SS segundos. El tiempo de viaje hasta llegar a otra ciudad B es de T segundos. Escribir un algoritmo que determine la hora de llegada a la ciudad B.</text:p>
      <text:p text:style-name="P1"><text:soft-page-break/>18. Pedir el nombre y los dos apellidos de una persona y mostrar las iniciales.</text:p>
      <text:p text:style-name="P1">19. Escribir un algoritmo para calcular la nota final de un estudiante, considerando que por cada respuesta correcta 5 puntos, por una incorrecta -1 y por respuestas en blanco 0. Imprime el resultado obtenido por el estudiante.</text:p>
      <text:p text:style-name="P1">20. Diseñar un algoritmo que nos diga el dinero que tenemos (en euros y céntimos) después de pedirnos cuantas monedas tenemos de 2e, 1e, 50 céntimos, 20 céntimos o 10 céntimos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nucho canechillo canuchete</meta:initial-creator>
    <meta:creation-date>2019-10-10T22:24:11.72</meta:creation-date>
    <dc:date>2019-10-12T15:20:42.52</dc:date>
    <dc:creator>canucho canechillo canuchete</dc:creator>
    <meta:editing-duration>PT1H48M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24" meta:word-count="576" meta:character-count="3295"/>
  </office:meta>
</office:document-meta>
</file>